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200000253002B832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51cm" svg:height="16.827cm" svg:x="1.952cm" svg:y="7.35cm">
          <draw:image xlink:href="Pictures/100000010000025200000253002B832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6T15:45:32.444437621</dc:date>
    <meta:editing-duration>PT2M31S</meta:editing-duration>
    <meta:editing-cycles>1</meta:editing-cycles>
    <meta:document-statistic meta:object-count="1"/>
    <meta:generator>LibreOffice/24.2.4.2$Linux_X86_64 LibreOffice_project/420$Build-2</meta:generator>
  </office:meta>
</office:document-meta>
</file>